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20000012D75AF2D06.png" manifest:media-type=""/>
  <manifest:file-entry manifest:full-path="Pictures/1000000000000556000003007B1900B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akaoPMincho" svg:font-family="TakaoPMincho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Liberation Serif2" svg:font-family="'Liberation Serif'" style:font-adornments="Regular" style:font-family-generic="swiss" style:font-pitch="variable"/>
    <style:font-face style:name="TakaoPGothic1" svg:font-family="TakaoPGothic" style:font-family-generic="swiss" style:font-pitch="variable"/>
    <style:font-face style:name="TakaoPGothic" svg:font-family="TakaoPGothic" style:font-adornments="Regular" style:font-family-generic="swiss" style:font-pitch="variable"/>
    <style:font-face style:name="TakaoPMincho1" svg:font-family="TakaoPMincho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3333" draw:textarea-horizontal-align="justify" draw:textarea-vertical-align="middle" draw:auto-grow-height="false"/>
    </style:style>
    <style:style style:name="gr4" style:family="graphic" style:parent-style-name="standard">
      <style:graphic-properties svg:stroke-color="#461900" draw:textarea-horizontal-align="justify" draw:textarea-vertical-align="middle" draw:auto-grow-height="false"/>
    </style:style>
    <style:style style:name="gr5" style:family="graphic" style:parent-style-name="standard">
      <style:graphic-properties svg:stroke-color="#4b1f6f" draw:textarea-horizontal-align="justify" draw:textarea-vertical-align="middle" draw:auto-grow-height="false"/>
    </style:style>
    <style:style style:name="gr6" style:family="graphic" style:parent-style-name="standard">
      <style:graphic-properties svg:stroke-color="#663300" draw:textarea-horizontal-align="justify" draw:textarea-vertical-align="middle" draw:auto-grow-height="false"/>
    </style:style>
    <style:style style:name="gr7" style:family="graphic" style:parent-style-name="standard">
      <style:graphic-properties svg:stroke-color="#c5000b" draw:textarea-horizontal-align="justify" draw:textarea-vertical-align="middle" draw:auto-grow-height="false"/>
    </style:style>
    <style:style style:name="gr8" style:family="graphic" style:parent-style-name="standard">
      <style:graphic-properties svg:stroke-color="#996600" draw:textarea-horizontal-align="justify" draw:textarea-vertical-align="middle" draw:auto-grow-height="false"/>
    </style:style>
    <style:style style:name="gr9" style:family="graphic" style:parent-style-name="standard">
      <style:graphic-properties svg:stroke-color="#ff420e" draw:textarea-horizontal-align="justify" draw:textarea-vertical-align="middle" draw:auto-grow-height="false"/>
    </style:style>
    <style:style style:name="gr10" style:family="graphic" style:parent-style-name="standard">
      <style:graphic-properties svg:stroke-color="#996633" draw:textarea-horizontal-align="justify" draw:textarea-vertical-align="middle" draw:auto-grow-height="false"/>
    </style:style>
    <style:style style:name="pr1" style:family="presentation" style:parent-style-name="DNA-subtitle">
      <style:graphic-properties draw:fill-color="#ffffff" fo:min-height="16.445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subtitle">
      <style:graphic-properties draw:fill-color="#ffffff" draw:auto-grow-height="true" fo:min-height="16.445cm"/>
    </style:style>
    <style:style style:name="pr4" style:family="presentation" style:parent-style-name="DNA-subtitle">
      <style:graphic-properties draw:fill-color="#ffffff" draw:auto-grow-height="true" fo:min-height="12.18cm"/>
    </style:style>
    <style:style style:name="pr5" style:family="presentation" style:parent-style-name="DNA-title">
      <style:graphic-properties fo:min-height="3.467cm"/>
    </style:style>
    <style:style style:name="P1" style:family="paragraph">
      <style:text-properties style:font-name="TakaoPGothic1"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text-properties style:font-size-asian="29.3999996185303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TakaoPGothic1" fo:font-size="54pt" style:font-size-asian="54pt" style:font-size-complex="54pt"/>
    </style:style>
    <style:style style:name="P6" style:family="paragraph">
      <style:text-properties style:font-name="TakaoPGothic1" fo:font-size="36pt" fo:font-weight="bold" style:font-name-asian="TakaoPGothic1" style:font-size-asian="36pt" style:font-weight-asian="bold" style:font-size-complex="36pt" style:font-weight-complex="bold"/>
    </style:style>
    <style:style style:name="T1" style:family="text">
      <style:text-properties style:font-name="TakaoPGothic1" fo:font-size="54pt" style:font-size-asian="54pt" style:font-size-complex="54pt"/>
    </style:style>
    <style:style style:name="T2" style:family="text">
      <style:text-properties style:font-name="TakaoPGothic1" fo:font-size="36pt" fo:font-weight="bold" style:font-name-asian="TakaoPGothic1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draw:frame presentation:style-name="pr1" draw:text-style-name="P1" draw:layer="layout" svg:width="22.5cm" svg:height="16.445cm" svg:x="2.75cm" svg:y="2.278cm" presentation:class="subtitle" presentation:user-transformed="true">
          <draw:text-box>
            <text:p><text:span text:style-name="T1">Web Components</text:span></text:p>
          </draw:text-box>
        </draw:frame>
        <draw:frame draw:style-name="gr1" draw:text-style-name="P2" draw:layer="layout" svg:width="4.2cm" svg:height="4.2cm" svg:x="22.6cm" svg:y="15.4cm">
          <draw:image xlink:href="Pictures/10000201000001820000012D75AF2D06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32">
        <draw:frame presentation:style-name="pr3" draw:text-style-name="P1" draw:layer="layout" svg:width="22.5cm" svg:height="16.445cm" svg:x="2.75cm" svg:y="2.278cm" presentation:class="subtitle" presentation:user-transformed="true">
          <draw:text-box>
            <text:p><text:span text:style-name="T1">HTML5</text:span></text:p>
          </draw:text-box>
        </draw:frame>
        <draw:custom-shape draw:style-name="gr3" draw:text-style-name="P2" draw:layer="layout" svg:width="4.2cm" svg:height="2cm" svg:x="5.4cm" svg:y="14.8cm">
          <text:p text:style-name="P2">Aud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4cm" svg:height="2.2cm" svg:x="9.4cm" svg:y="13.2cm">
          <text:p text:style-name="P2">Touch Ev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.2cm" svg:height="2cm" svg:x="11.6cm" svg:y="16.6cm">
          <text:p text:style-name="P2">Vide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4cm" svg:height="1.6cm" svg:x="13cm" svg:y="11.8cm">
          <text:p text:style-name="P2">D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4.8cm" svg:height="2cm" svg:x="19.4cm" svg:y="11.2cm">
          <text:p text:style-name="P2">Web Socke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4.4cm" svg:height="2.2cm" svg:x="16.2cm" svg:y="14cm">
          <text:p text:style-name="P2">Web St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5.2cm" svg:height="2cm" svg:x="12.8cm" svg:y="1.6cm">
          <text:p text:style-name="P2">Web Messag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4.4cm" svg:height="2.2cm" svg:x="4.4cm" svg:y="10.6cm">
          <text:p text:style-name="P2">CSS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4.4cm" svg:height="1.6cm" svg:x="22cm" svg:y="9.4cm">
          <text:p text:style-name="P2">Micro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1.6cm" svg:x="17cm" svg:y="8cm">
          <text:p text:style-name="P2">RD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4.8cm" svg:height="1.8cm" svg:x="11.2cm" svg:y="4.6cm">
          <text:p text:style-name="P2">Web Wor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4.4cm" svg:height="2.2cm" svg:x="18.2cm" svg:y="17.2cm">
          <text:p text:style-name="P2">WebG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5.6cm" svg:height="2cm" svg:x="21.6cm" svg:y="15cm">
          <text:p text:style-name="P2">Animation Tim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4.4cm" svg:height="1.4cm" svg:x="7.8cm" svg:y="6.4cm">
          <text:p text:style-name="P2">Web Fo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2cm" svg:height="1.8cm" svg:x="6.4cm" svg:y="4.4cm">
          <text:p text:style-name="P2">File AP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6.2cm" svg:height="2.2cm" svg:x="20.8cm" svg:y="6.4cm">
          <text:p text:style-name="P2">Device Orient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6cm" svg:height="1.6cm" svg:x="21.8cm" svg:y="2.6cm">
          <text:p text:style-name="P2">SV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3cm" svg:height="1.4cm" svg:x="5.6cm" svg:y="2cm">
          <text:p text:style-name="P2">XH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5.2cm" svg:height="1.6cm" svg:x="17.2cm" svg:y="3.8cm">
          <text:p text:style-name="P2">Geo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6.2cm" svg:height="1.8cm" svg:x="4.6cm" svg:y="17.6cm">
          <text:p text:style-name="P2">Indexed Datab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4.4cm" svg:height="1.6cm" svg:x="5.4cm" svg:y="8cm">
          <text:p text:style-name="P2">Canv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32">
        <draw:frame presentation:style-name="pr3" draw:text-style-name="P1" draw:layer="layout" svg:width="22.5cm" svg:height="16.445cm" svg:x="2.75cm" svg:y="2.278cm" presentation:class="subtitle" presentation:user-transformed="true">
          <draw:text-box>
            <text:p><text:span text:style-name="T1">HTML</text:span><text:span text:style-name="T1">の再利用性</text:span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32">
        <draw:frame presentation:style-name="pr3" draw:text-style-name="P1" draw:layer="layout" svg:width="22.5cm" svg:height="16.445cm" svg:x="2.75cm" svg:y="2.278cm" presentation:class="subtitle" presentation:user-transformed="true">
          <draw:text-box>
            <text:p><text:span text:style-name="T1">主な仕様は</text:span><text:span text:style-name="T1">5</text:span><text:span text:style-name="T1">つ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32">
        <draw:frame presentation:style-name="pr3" draw:text-style-name="P1" draw:layer="layout" svg:width="22.5cm" svg:height="16.445cm" svg:x="2.75cm" svg:y="2.278cm" presentation:class="subtitle" presentation:user-transformed="true">
          <draw:text-box>
            <text:p><text:span text:style-name="T1">HTML Template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32">
        <draw:frame presentation:style-name="pr3" draw:text-style-name="P1" draw:layer="layout" svg:width="22.5cm" svg:height="16.445cm" svg:x="2.75cm" svg:y="2.278cm" presentation:class="subtitle" presentation:user-transformed="true">
          <draw:text-box>
            <text:p><text:span text:style-name="T1">Decorators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32">
        <draw:frame presentation:style-name="pr3" draw:text-style-name="P1" draw:layer="layout" svg:width="22.5cm" svg:height="16.445cm" svg:x="2.75cm" svg:y="2.278cm" presentation:class="subtitle" presentation:user-transformed="true">
          <draw:text-box>
            <text:p><text:span text:style-name="T1">Custom Elements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32">
        <draw:frame presentation:style-name="pr3" draw:text-style-name="P1" draw:layer="layout" svg:width="22.5cm" svg:height="16.445cm" svg:x="2.75cm" svg:y="2.278cm" presentation:class="subtitle" presentation:user-transformed="true">
          <draw:text-box>
            <text:p><text:span text:style-name="T1">Shadow DOM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32">
        <draw:frame presentation:style-name="pr3" draw:text-style-name="P1" draw:layer="layout" svg:width="22.5cm" svg:height="16.445cm" svg:x="2.75cm" svg:y="2.278cm" presentation:class="subtitle" presentation:user-transformed="true">
          <draw:text-box>
            <text:p><text:span text:style-name="T1">HTML Imports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0">
        <draw:frame presentation:style-name="pr4" draw:text-style-name="P5" draw:layer="layout" svg:width="16.3cm" svg:height="12.18cm" svg:x="5.85cm" svg:y="5.066cm" presentation:class="subtitle" presentation:user-transformed="true">
          <draw:text-box>
            <text:list text:style-name="L1">
              <text:list-item>
                <text:p text:style-name="P4"><text:span text:style-name="T1">HTML Templates</text:span></text:p>
              </text:list-item>
              <text:list-item>
                <text:p text:style-name="P4"><text:span text:style-name="T1">Decorators</text:span></text:p>
              </text:list-item>
              <text:list-item>
                <text:p text:style-name="P4"><text:span text:style-name="T1">Custom Elements</text:span></text:p>
              </text:list-item>
              <text:list-item>
                <text:p text:style-name="P4"><text:span text:style-name="T1">Shadow DOM</text:span></text:p>
              </text:list-item>
              <text:list-item>
                <text:p text:style-name="P4"><text:span text:style-name="T1">HTML Imports</text:span></text:p>
              </text:list-item>
            </text:list>
          </draw:text-box>
        </draw:frame>
        <draw:frame presentation:style-name="pr5" draw:text-style-name="P6" draw:layer="layout" svg:width="22.5cm" svg:height="3.467cm" svg:x="4.5cm" svg:y="0.8cm" presentation:class="title">
          <draw:text-box>
            <text:p><text:span text:style-name="T2">Web Components</text:span><text:span text:style-name="T2">の構成</text:span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akaoPMincho" svg:font-family="TakaoPMincho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Liberation Serif3" svg:font-family="'Liberation Serif'" style:font-family-generic="swiss" style:font-pitch="variable"/>
    <style:font-face style:name="Liberation Serif2" svg:font-family="'Liberation Serif'" style:font-adornments="Regular" style:font-family-generic="swiss" style:font-pitch="variable"/>
    <style:font-face style:name="TakaoPGothic1" svg:font-family="TakaoPGothic" style:font-family-generic="swiss" style:font-pitch="variable"/>
    <style:font-face style:name="TakaoPGothic" svg:font-family="TakaoPGothic" style:font-adornments="Regular" style:font-family-generic="swiss" style:font-pitch="variable"/>
    <style:font-face style:name="TakaoPMincho1" svg:font-family="TakaoPMincho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2" svg:font-family="TakaoPGothic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99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TakaoPGothic2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TakaoPGothic2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TakaoPGothic2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TakaoPGothic2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TakaoPGothic2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9.3999996185303pt" fo:font-style="normal" fo:text-shadow="none" style:text-underline-style="none" fo:font-weight="normal" style:letter-kerning="true" style:font-name-asian="Droid Sans Fallback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050505" style:text-outline="false" style:text-line-through-style="none" style:font-name="Liberation Sans1" fo:font-size="42.7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53cm" fo:text-indent="0cm"/>
      <style:text-properties style:font-name="Liberation Sans1" fo:font-size="37.0999984741211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396cm" fo:text-indent="0cm"/>
      <style:text-properties style:font-name="Liberation Sans1" fo:font-size="32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264cm" fo:text-indent="0cm"/>
      <style:text-properties style:font-name="Liberation Sans1" fo:font-size="26.700000762939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13cm" fo:text-indent="0cm"/>
      <style:text-properties style:font-name="Liberation Sans1" fo:font-size="26.700000762939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13cm" fo:text-indent="0cm"/>
      <style:text-properties style:font-name="Liberation Sans1" fo:font-size="26.700000762939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13cm" fo:text-indent="0cm"/>
      <style:text-properties style:font-name="Liberation Sans1" fo:font-size="26.700000762939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erif1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font-name="Liberation Serif" fo:font-size="58.7000007629395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8cm" svg:x="4.5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番号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7T17:07:34.043170748</meta:creation-date>
    <dc:date>2013-11-21T08:01:52.460576934</dc:date>
    <meta:editing-duration>PT4H56M42S</meta:editing-duration>
    <meta:editing-cycles>24</meta:editing-cycles>
    <meta:generator>LibreOffice/4.1.2.3$Linux_X86_64 LibreOffice_project/410m0$Build-3</meta:generator>
    <meta:document-statistic meta:object-count="86"/>
  </office:meta>
</office:document-meta>
</file>